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40.5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" style:font-name-asian="Liberation Mono" style:font-name-complex="Liberation Mono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9.99mm" svg:height="89.99mm" svg:x="154.38mm" svg:y="149.47mm">
            <loext:p draw:notify-on-update-of-ranges="Sheet1.A35:Sheet1.A35 Sheet1.A36:Sheet1.A45 Sheet1.B35:Sheet1.B35 Sheet1.B36:Sheet1.B45 Sheet1.C35:Sheet1.C35 Sheet1.C36:Sheet1.C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1.95mm" svg:y="252.66mm">
            <loext:p draw:notify-on-update-of-ranges="Sheet1.A50:Sheet1.A50 Sheet1.A51:Sheet1.A60 Sheet1.B50:Sheet1.B50 Sheet1.B51:Sheet1.B60 Sheet1.C50:Sheet1.C50 Sheet1.C51:Sheet1.C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8mm" svg:height="90.08mm" svg:x="294.02mm" svg:y="5.87mm">
            <loext:p draw:notify-on-update-of-ranges="Sheet1.A8:Sheet1.A9 Sheet1.B7:Sheet1.B7 Sheet1.B8:Sheet1.B9 Sheet1.C7:Sheet1.C7 Sheet1.C8:Sheet1.C9 Sheet1.D7:Sheet1.D7 Sheet1.D8:Sheet1.D9 Sheet1.E7:Sheet1.E7 Sheet1.E8:Sheet1.E9 Sheet1.F7:Sheet1.F7 Sheet1.F8:Sheet1.F9 Sheet1.G7:Sheet1.G7 Sheet1.G8:Sheet1.G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84.88mm" svg:y="359.65mm">
            <loext:p draw:notify-on-update-of-ranges="Sheet1.A79:Sheet1.A79 Sheet1.A80:Sheet1.A529 Sheet1.B79:Sheet1.B79 Sheet1.B80:Sheet1.B5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76.81mm" svg:y="126.97mm">
            <loext:p draw:notify-on-update-of-ranges="Sheet1.A18:Sheet1.A18 Sheet1.A19:Sheet1.A20 Sheet1.B18:Sheet1.B18 Sheet1.B19:Sheet1.B20 Sheet1.C18:Sheet1.C18 Sheet1.C19:Sheet1.C20 Sheet1.D18:Sheet1.D18 Sheet1.D19:Sheet1.D20 Sheet1.E18:Sheet1.E18 Sheet1.E19:Sheet1.E20 Sheet1.F18:Sheet1.F18 Sheet1.F19:Sheet1.F20 Sheet1.G18:Sheet1.G18 Sheet1.G19:Sheet1.G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RESULTS FOR PRICE PREDICTION USING NEURAL NETWORKS AND META FEATURE ANALYSIS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1) IMAGES WITHOUT BACKGROUND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SULTS -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IMAGE SIZE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 WITH MET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WM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ADAGRAD WM</text:p>
          </table:table-cell>
        </table:table-row>
        <table:table-row table:style-name="ro1">
          <table:table-cell table:style-name="ce1" office:value-type="string" calcext:value-type="string">
            <text:p>30X30X3</text:p>
          </table:table-cell>
          <table:table-cell table:style-name="ce2" office:value-type="float" office:value="44.52455902" calcext:value-type="float">
            <text:p>44.52455902</text:p>
          </table:table-cell>
          <table:table-cell table:style-name="ce2" office:value-type="float" office:value="21.3892834268" calcext:value-type="float">
            <text:p>21.3892834268</text:p>
          </table:table-cell>
          <table:table-cell table:style-name="ce2" office:value-type="float" office:value="27.3830471" calcext:value-type="float">
            <text:p>27.3830471</text:p>
          </table:table-cell>
          <table:table-cell table:style-name="ce2" office:value-type="float" office:value="22.231706446" calcext:value-type="float">
            <text:p>22.231706446</text:p>
          </table:table-cell>
          <table:table-cell table:style-name="ce2" office:value-type="float" office:value="27.62938499" calcext:value-type="float">
            <text:p>27.62938499</text:p>
          </table:table-cell>
          <table:table-cell table:style-name="ce2" office:value-type="float" office:value="22.795022077" calcext:value-type="float">
            <text:p>22.795022077</text:p>
          </table:table-cell>
        </table:table-row>
        <table:table-row table:style-name="ro1">
          <table:table-cell table:style-name="Default" office:value-type="string" calcext:value-type="string">
            <text:p>50X50X3</text:p>
          </table:table-cell>
          <table:table-cell table:style-name="ce2" office:value-type="float" office:value="29.02624512" calcext:value-type="float">
            <text:p>29.02624512</text:p>
          </table:table-cell>
          <table:table-cell table:style-name="ce2" office:value-type="float" office:value="20.3617983832" calcext:value-type="float">
            <text:p>20.3617983832</text:p>
          </table:table-cell>
          <table:table-cell office:value-type="float" office:value="25.535357666" calcext:value-type="float">
            <text:p>25.535357666</text:p>
          </table:table-cell>
          <table:table-cell office:value-type="float" office:value="21.2553631551" calcext:value-type="float">
            <text:p>21.2553631551</text:p>
          </table:table-cell>
          <table:table-cell table:style-name="ce2" office:value-type="float" office:value="30.57538986" calcext:value-type="float">
            <text:p>30.57538986</text:p>
          </table:table-cell>
          <table:table-cell table:style-name="ce2" office:value-type="float" office:value="17.8285496217" calcext:value-type="float">
            <text:p>17.8285496217</text:p>
          </table:table-cell>
        </table:table-row>
        <table:table-row table:style-name="ro1" table:number-rows-repeated="4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1) IMAGES WITH BACKGROUND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SULTS -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IMAGE SIZE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 WITH MET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WM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ADAGRAD WM</text:p>
          </table:table-cell>
        </table:table-row>
        <table:table-row table:style-name="ro1">
          <table:table-cell table:style-name="ce1" office:value-type="string" calcext:value-type="string">
            <text:p>30X30X3</text:p>
          </table:table-cell>
          <table:table-cell table:style-name="ce2" office:value-type="float" office:value="28.4461097717" calcext:value-type="float">
            <text:p>28.4461097717</text:p>
          </table:table-cell>
          <table:table-cell table:style-name="ce2" office:value-type="float" office:value="34.7469378827" calcext:value-type="float">
            <text:p>34.7469378827</text:p>
          </table:table-cell>
          <table:table-cell table:style-name="ce2" office:value-type="float" office:value="29.0755958557" calcext:value-type="float">
            <text:p>29.0755958557</text:p>
          </table:table-cell>
          <table:table-cell table:style-name="ce2" office:value-type="float" office:value="33.1880544826" calcext:value-type="float">
            <text:p>33.1880544826</text:p>
          </table:table-cell>
          <table:table-cell table:style-name="ce2" office:value-type="float" office:value="42.4776153564" calcext:value-type="float">
            <text:p>42.4776153564</text:p>
          </table:table-cell>
          <table:table-cell table:style-name="ce2" office:value-type="float" office:value="30.7286121772" calcext:value-type="float">
            <text:p>30.7286121772</text:p>
          </table:table-cell>
        </table:table-row>
        <table:table-row table:style-name="ro1">
          <table:table-cell table:style-name="Default" office:value-type="string" calcext:value-type="string">
            <text:p>50X50X3</text:p>
          </table:table-cell>
          <table:table-cell office:value-type="float" office:value="28.6216468811" calcext:value-type="float">
            <text:p>28.6216468811</text:p>
          </table:table-cell>
          <table:table-cell table:style-name="ce2" office:value-type="float" office:value="31.0785631185" calcext:value-type="float">
            <text:p>31.0785631185</text:p>
          </table:table-cell>
          <table:table-cell office:value-type="float" office:value="23.4728050232" calcext:value-type="float">
            <text:p>23.4728050232</text:p>
          </table:table-cell>
          <table:table-cell office:value-type="float" office:value="31.4491645154" calcext:value-type="float">
            <text:p>31.4491645154</text:p>
          </table:table-cell>
          <table:table-cell table:style-name="ce2" office:value-type="float" office:value="39.6830368042" calcext:value-type="float">
            <text:p>39.6830368042</text:p>
          </table:table-cell>
          <table:table-cell table:style-name="ce2" office:value-type="float" office:value="30.2682701734" calcext:value-type="float">
            <text:p>30.2682701734</text:p>
          </table:table-cell>
        </table:table-row>
        <table:table-row table:style-name="ro1" table:number-rows-repeated="1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IMAGE SIZE</text:p>
          </table:table-cell>
          <table:table-cell office:value-type="string" calcext:value-type="string">
            <text:p>30X30X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SGD </text:p>
          </table:table-cell>
          <table:table-cell table:number-columns-repeated="4"/>
        </table:table-row>
        <table:table-row table:style-name="ro1">
          <table:table-cell office:value-type="float" office:value="41.4712" calcext:value-type="float">
            <text:p>41.4712</text:p>
          </table:table-cell>
          <table:table-cell office:value-type="float" office:value="33.0393" calcext:value-type="float">
            <text:p>33.0393</text:p>
          </table:table-cell>
          <table:table-cell office:value-type="float" office:value="49.4244" calcext:value-type="float">
            <text:p>49.4244</text:p>
          </table:table-cell>
          <table:table-cell table:number-columns-repeated="4"/>
        </table:table-row>
        <table:table-row table:style-name="ro1">
          <table:table-cell office:value-type="float" office:value="27.7262" calcext:value-type="float">
            <text:p>27.7262</text:p>
          </table:table-cell>
          <table:table-cell office:value-type="float" office:value="27.6057" calcext:value-type="float">
            <text:p>27.6057</text:p>
          </table:table-cell>
          <table:table-cell office:value-type="float" office:value="28.38" calcext:value-type="float">
            <text:p>28.38</text:p>
          </table:table-cell>
          <table:table-cell table:number-columns-repeated="4"/>
        </table:table-row>
        <table:table-row table:style-name="ro1">
          <table:table-cell office:value-type="float" office:value="27.138" calcext:value-type="float">
            <text:p>27.138</text:p>
          </table:table-cell>
          <table:table-cell table:style-name="ce2" office:value-type="float" office:value="26.5537" calcext:value-type="float">
            <text:p>26.5537</text:p>
          </table:table-cell>
          <table:table-cell office:value-type="float" office:value="27.373" calcext:value-type="float">
            <text:p>27.373</text:p>
          </table:table-cell>
          <table:table-cell table:number-columns-repeated="4"/>
        </table:table-row>
        <table:table-row table:style-name="ro1">
          <table:table-cell office:value-type="float" office:value="26.9193" calcext:value-type="float">
            <text:p>26.9193</text:p>
          </table:table-cell>
          <table:table-cell office:value-type="float" office:value="26.5722" calcext:value-type="float">
            <text:p>26.5722</text:p>
          </table:table-cell>
          <table:table-cell office:value-type="float" office:value="27.98" calcext:value-type="float">
            <text:p>27.98</text:p>
          </table:table-cell>
          <table:table-cell table:number-columns-repeated="4"/>
        </table:table-row>
        <table:table-row table:style-name="ro1">
          <table:table-cell office:value-type="float" office:value="26.1861" calcext:value-type="float">
            <text:p>26.1861</text:p>
          </table:table-cell>
          <table:table-cell office:value-type="float" office:value="25.69" calcext:value-type="float">
            <text:p>25.69</text:p>
          </table:table-cell>
          <table:table-cell office:value-type="float" office:value="27.08" calcext:value-type="float">
            <text:p>27.08</text:p>
          </table:table-cell>
          <table:table-cell table:number-columns-repeated="4"/>
        </table:table-row>
        <table:table-row table:style-name="ro2">
          <table:table-cell office:value-type="float" office:value="25.2249" calcext:value-type="float">
            <text:p>25.2249</text:p>
          </table:table-cell>
          <table:table-cell office:value-type="float" office:value="25.1" calcext:value-type="float">
            <text:p>25.1</text:p>
          </table:table-cell>
          <table:table-cell office:value-type="float" office:value="26.869" calcext:value-type="float">
            <text:p>26.869</text:p>
          </table:table-cell>
          <table:table-cell table:number-columns-repeated="4"/>
        </table:table-row>
        <table:table-row table:style-name="ro1">
          <table:table-cell office:value-type="float" office:value="24.6855" calcext:value-type="float">
            <text:p>24.6855</text:p>
          </table:table-cell>
          <table:table-cell office:value-type="float" office:value="24.99" calcext:value-type="float">
            <text:p>24.99</text:p>
          </table:table-cell>
          <table:table-cell office:value-type="float" office:value="26.476" calcext:value-type="float">
            <text:p>26.476</text:p>
          </table:table-cell>
          <table:table-cell table:number-columns-repeated="4"/>
        </table:table-row>
        <table:table-row table:style-name="ro1">
          <table:table-cell office:value-type="float" office:value="24.4403" calcext:value-type="float">
            <text:p>24.4403</text:p>
          </table:table-cell>
          <table:table-cell office:value-type="float" office:value="24.52" calcext:value-type="float">
            <text:p>24.52</text:p>
          </table:table-cell>
          <table:table-cell office:value-type="float" office:value="26.875" calcext:value-type="float">
            <text:p>26.875</text:p>
          </table:table-cell>
          <table:table-cell table:number-columns-repeated="4"/>
        </table:table-row>
        <table:table-row table:style-name="ro1">
          <table:table-cell office:value-type="float" office:value="23.9025" calcext:value-type="float">
            <text:p>23.9025</text:p>
          </table:table-cell>
          <table:table-cell office:value-type="float" office:value="24.23" calcext:value-type="float">
            <text:p>24.23</text:p>
          </table:table-cell>
          <table:table-cell office:value-type="float" office:value="25.815" calcext:value-type="float">
            <text:p>25.815</text:p>
          </table:table-cell>
          <table:table-cell table:number-columns-repeated="4"/>
        </table:table-row>
        <table:table-row table:style-name="ro3">
          <table:table-cell office:value-type="float" office:value="23.302" calcext:value-type="float">
            <text:p>23.302</text:p>
          </table:table-cell>
          <table:table-cell office:value-type="float" office:value="24.0106" calcext:value-type="float">
            <text:p>24.0106</text:p>
          </table:table-cell>
          <table:table-cell office:value-type="float" office:value="25.316" calcext:value-type="float">
            <text:p>25.316</text:p>
          </table:table-cell>
          <table:table-cell table:number-columns-repeated="4"/>
        </table:table-row>
        <table:table-row table:style-name="ro4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IMAGE SIZE</text:p>
          </table:table-cell>
          <table:table-cell table:style-name="ce1" office:value-type="string" calcext:value-type="string">
            <text:p>50X50X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dam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SGD </text:p>
          </table:table-cell>
          <table:table-cell table:number-columns-repeated="4"/>
        </table:table-row>
        <table:table-row table:style-name="ro1">
          <table:table-cell table:style-name="Default" office:value-type="float" office:value="35.09" calcext:value-type="float">
            <text:p>35.09</text:p>
          </table:table-cell>
          <table:table-cell office:value-type="float" office:value="36.59" calcext:value-type="float">
            <text:p>36.59</text:p>
          </table:table-cell>
          <table:table-cell office:value-type="float" office:value="46.32" calcext:value-type="float">
            <text:p>46.32</text:p>
          </table:table-cell>
          <table:table-cell table:number-columns-repeated="4"/>
        </table:table-row>
        <table:table-row table:style-name="ro1">
          <table:table-cell table:style-name="Default" office:value-type="float" office:value="27.25" calcext:value-type="float">
            <text:p>27.25</text:p>
          </table:table-cell>
          <table:table-cell office:value-type="float" office:value="27.51" calcext:value-type="float">
            <text:p>27.51</text:p>
          </table:table-cell>
          <table:table-cell office:value-type="float" office:value="29.17" calcext:value-type="float">
            <text:p>29.17</text:p>
          </table:table-cell>
          <table:table-cell table:number-columns-repeated="4"/>
        </table:table-row>
        <table:table-row table:style-name="ro1">
          <table:table-cell table:style-name="Default" office:value-type="float" office:value="26.36" calcext:value-type="float">
            <text:p>26.36</text:p>
          </table:table-cell>
          <table:table-cell office:value-type="float" office:value="26.53" calcext:value-type="float">
            <text:p>26.53</text:p>
          </table:table-cell>
          <table:table-cell office:value-type="float" office:value="28.53" calcext:value-type="float">
            <text:p>28.53</text:p>
          </table:table-cell>
          <table:table-cell table:number-columns-repeated="4"/>
        </table:table-row>
        <table:table-row table:style-name="ro1">
          <table:table-cell table:style-name="Default" office:value-type="float" office:value="25.51" calcext:value-type="float">
            <text:p>25.51</text:p>
          </table:table-cell>
          <table:table-cell office:value-type="float" office:value="26.01" calcext:value-type="float">
            <text:p>26.01</text:p>
          </table:table-cell>
          <table:table-cell office:value-type="float" office:value="28.57" calcext:value-type="float">
            <text:p>28.57</text:p>
          </table:table-cell>
          <table:table-cell table:number-columns-repeated="4"/>
        </table:table-row>
        <table:table-row table:style-name="ro1">
          <table:table-cell table:style-name="Default" office:value-type="float" office:value="25.78" calcext:value-type="float">
            <text:p>25.78</text:p>
          </table:table-cell>
          <table:table-cell office:value-type="float" office:value="25.74" calcext:value-type="float">
            <text:p>25.74</text:p>
          </table:table-cell>
          <table:table-cell office:value-type="float" office:value="29.01" calcext:value-type="float">
            <text:p>29.01</text:p>
          </table:table-cell>
          <table:table-cell table:number-columns-repeated="4"/>
        </table:table-row>
        <table:table-row table:style-name="ro1">
          <table:table-cell table:style-name="Default" office:value-type="float" office:value="24.73" calcext:value-type="float">
            <text:p>24.73</text:p>
          </table:table-cell>
          <table:table-cell office:value-type="float" office:value="24.96" calcext:value-type="float">
            <text:p>24.96</text:p>
          </table:table-cell>
          <table:table-cell office:value-type="float" office:value="29.35" calcext:value-type="float">
            <text:p>29.35</text:p>
          </table:table-cell>
          <table:table-cell table:number-columns-repeated="4"/>
        </table:table-row>
        <table:table-row table:style-name="ro1">
          <table:table-cell table:style-name="Default" office:value-type="float" office:value="24.01" calcext:value-type="float">
            <text:p>24.01</text:p>
          </table:table-cell>
          <table:table-cell office:value-type="float" office:value="24.48" calcext:value-type="float">
            <text:p>24.48</text:p>
          </table:table-cell>
          <table:table-cell office:value-type="float" office:value="29.78" calcext:value-type="float">
            <text:p>29.78</text:p>
          </table:table-cell>
          <table:table-cell table:number-columns-repeated="4"/>
        </table:table-row>
        <table:table-row table:style-name="ro1">
          <table:table-cell table:style-name="Default" office:value-type="float" office:value="23.71" calcext:value-type="float">
            <text:p>23.71</text:p>
          </table:table-cell>
          <table:table-cell office:value-type="float" office:value="24.14" calcext:value-type="float">
            <text:p>24.14</text:p>
          </table:table-cell>
          <table:table-cell office:value-type="float" office:value="28.76" calcext:value-type="float">
            <text:p>28.76</text:p>
          </table:table-cell>
          <table:table-cell table:number-columns-repeated="4"/>
        </table:table-row>
        <table:table-row table:style-name="ro1">
          <table:table-cell table:style-name="Default" office:value-type="float" office:value="23.01" calcext:value-type="float">
            <text:p>23.01</text:p>
          </table:table-cell>
          <table:table-cell office:value-type="float" office:value="23.94" calcext:value-type="float">
            <text:p>23.94</text:p>
          </table:table-cell>
          <table:table-cell office:value-type="float" office:value="28.94" calcext:value-type="float">
            <text:p>28.94</text:p>
          </table:table-cell>
          <table:table-cell table:number-columns-repeated="4"/>
        </table:table-row>
        <table:table-row table:style-name="ro1">
          <table:table-cell table:style-name="Default" office:value-type="float" office:value="22.12" calcext:value-type="float">
            <text:p>22.12</text:p>
          </table:table-cell>
          <table:table-cell office:value-type="float" office:value="23.29" calcext:value-type="float">
            <text:p>23.29</text:p>
          </table:table-cell>
          <table:table-cell office:value-type="float" office:value="27.31" calcext:value-type="float">
            <text:p>27.31</text:p>
          </table:table-cell>
          <table:table-cell table:number-columns-repeated="4"/>
        </table:table-row>
        <table:table-row table:style-name="ro1" table:number-rows-repeated="18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inimum Error </text:p>
          </table:table-cell>
          <table:table-cell office:value-type="string" calcext:value-type="string">
            <text:p>Number of Images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7:50:42.074603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9:13:44.973736050</meta:creation-date>
    <dc:date>2017-03-31T17:56:24.315085179</dc:date>
    <meta:editing-duration>PT13M32S</meta:editing-duration>
    <meta:editing-cycles>4</meta:editing-cycles>
    <meta:generator>LibreOffice/5.1.6.2$Linux_X86_64 LibreOffice_project/10m0$Build-2</meta:generator>
    <meta:document-statistic meta:table-count="1" meta:cell-count="10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2cm" svg:y="3.709cm" style:legend-expansion="high" chart:style-name="ch2"/>
        <chart:plot-area chart:style-name="ch3" table:cell-range-address="Sheet1.A35:Sheet1.C45" chart:data-source-has-labels="row" svg:x="0.32cm" svg:y="0.18cm" svg:width="12.792cm" svg:height="8.64cm">
          <chartooo:coordinate-region svg:x="0.94cm" svg:y="0.377cm" svg:width="11.98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6:Sheet1.A45" chart:label-cell-address="Sheet1.A35:Sheet1.A35" chart:class="chart:line">
            <chart:data-point chart:repeated="10"/>
          </chart:series>
          <chart:series chart:style-name="ch7" chart:values-cell-range-address="Sheet1.B36:Sheet1.B45" chart:label-cell-address="Sheet1.B35:Sheet1.B35" chart:class="chart:line">
            <chart:data-point chart:repeated="10"/>
          </chart:series>
          <chart:series chart:style-name="ch8" chart:values-cell-range-address="Sheet1.C36:Sheet1.C45" chart:label-cell-address="Sheet1.C35:Sheet1.C3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am</text:p>
                <draw:g>
                  <svg:desc>Sheet1.A35:Sheet1.A35</svg:desc>
                </draw:g>
              </table:table-cell>
              <table:table-cell office:value-type="string">
                <text:p>adagrad</text:p>
                <draw:g>
                  <svg:desc>Sheet1.B35:Sheet1.B35</svg:desc>
                </draw:g>
              </table:table-cell>
              <table:table-cell office:value-type="string">
                <text:p>SGD </text:p>
                <draw:g>
                  <svg:desc>Sheet1.C35:Sheet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.4712">
                <text:p>41.4712</text:p>
                <draw:g>
                  <svg:desc>Sheet1.A36:Sheet1.A45</svg:desc>
                </draw:g>
              </table:table-cell>
              <table:table-cell office:value-type="float" office:value="33.0393">
                <text:p>33.0393</text:p>
                <draw:g>
                  <svg:desc>Sheet1.B36:Sheet1.B45</svg:desc>
                </draw:g>
              </table:table-cell>
              <table:table-cell office:value-type="float" office:value="49.4244">
                <text:p>49.4244</text:p>
                <draw:g>
                  <svg:desc>Sheet1.C36:Sheet1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7262">
                <text:p>27.7262</text:p>
              </table:table-cell>
              <table:table-cell office:value-type="float" office:value="27.6057">
                <text:p>27.6057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138">
                <text:p>27.138</text:p>
              </table:table-cell>
              <table:table-cell office:value-type="float" office:value="26.5537">
                <text:p>26.5537</text:p>
              </table:table-cell>
              <table:table-cell office:value-type="float" office:value="27.373">
                <text:p>27.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9193">
                <text:p>26.9193</text:p>
              </table:table-cell>
              <table:table-cell office:value-type="float" office:value="26.5722">
                <text:p>26.5722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1861">
                <text:p>26.1861</text:p>
              </table:table-cell>
              <table:table-cell office:value-type="float" office:value="25.69">
                <text:p>25.69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2249">
                <text:p>25.2249</text:p>
              </table:table-cell>
              <table:table-cell office:value-type="float" office:value="25.1">
                <text:p>25.1</text:p>
              </table:table-cell>
              <table:table-cell office:value-type="float" office:value="26.869">
                <text:p>26.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6855">
                <text:p>24.6855</text:p>
              </table:table-cell>
              <table:table-cell office:value-type="float" office:value="24.99">
                <text:p>24.99</text:p>
              </table:table-cell>
              <table:table-cell office:value-type="float" office:value="26.476">
                <text:p>26.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4403">
                <text:p>24.4403</text:p>
              </table:table-cell>
              <table:table-cell office:value-type="float" office:value="24.52">
                <text:p>24.52</text:p>
              </table:table-cell>
              <table:table-cell office:value-type="float" office:value="26.875">
                <text:p>26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9025">
                <text:p>23.9025</text:p>
              </table:table-cell>
              <table:table-cell office:value-type="float" office:value="24.23">
                <text:p>24.23</text:p>
              </table:table-cell>
              <table:table-cell office:value-type="float" office:value="25.815">
                <text:p>25.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302">
                <text:p>23.302</text:p>
              </table:table-cell>
              <table:table-cell office:value-type="float" office:value="24.0106">
                <text:p>24.0106</text:p>
              </table:table-cell>
              <table:table-cell office:value-type="float" office:value="25.316">
                <text:p>25.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2cm" svg:y="3.709cm" style:legend-expansion="high" chart:style-name="ch2"/>
        <chart:plot-area chart:style-name="ch3" table:cell-range-address="Sheet1.A50:Sheet1.C60" chart:data-source-has-labels="row" svg:x="0.32cm" svg:y="0.18cm" svg:width="12.792cm" svg:height="8.64cm">
          <chartooo:coordinate-region svg:x="0.94cm" svg:y="0.377cm" svg:width="11.98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1:Sheet1.A60" chart:label-cell-address="Sheet1.A50:Sheet1.A50" chart:class="chart:line">
            <chart:data-point chart:repeated="10"/>
          </chart:series>
          <chart:series chart:style-name="ch7" chart:values-cell-range-address="Sheet1.B51:Sheet1.B60" chart:label-cell-address="Sheet1.B50:Sheet1.B50" chart:class="chart:line">
            <chart:data-point chart:repeated="10"/>
          </chart:series>
          <chart:series chart:style-name="ch8" chart:values-cell-range-address="Sheet1.C51:Sheet1.C60" chart:label-cell-address="Sheet1.C50:Sheet1.C5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am</text:p>
                <draw:g>
                  <svg:desc>Sheet1.A50:Sheet1.A50</svg:desc>
                </draw:g>
              </table:table-cell>
              <table:table-cell office:value-type="string">
                <text:p>adagrad</text:p>
                <draw:g>
                  <svg:desc>Sheet1.B50:Sheet1.B50</svg:desc>
                </draw:g>
              </table:table-cell>
              <table:table-cell office:value-type="string">
                <text:p>SGD </text:p>
                <draw:g>
                  <svg:desc>Sheet1.C50:Sheet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09">
                <text:p>35.09</text:p>
                <draw:g>
                  <svg:desc>Sheet1.A51:Sheet1.A60</svg:desc>
                </draw:g>
              </table:table-cell>
              <table:table-cell office:value-type="float" office:value="36.59">
                <text:p>36.59</text:p>
                <draw:g>
                  <svg:desc>Sheet1.B51:Sheet1.B60</svg:desc>
                </draw:g>
              </table:table-cell>
              <table:table-cell office:value-type="float" office:value="46.32">
                <text:p>46.32</text:p>
                <draw:g>
                  <svg:desc>Sheet1.C51:Sheet1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5">
                <text:p>27.25</text:p>
              </table:table-cell>
              <table:table-cell office:value-type="float" office:value="27.51">
                <text:p>27.51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36">
                <text:p>26.36</text:p>
              </table:table-cell>
              <table:table-cell office:value-type="float" office:value="26.53">
                <text:p>26.53</text:p>
              </table:table-cell>
              <table:table-cell office:value-type="float" office:value="28.53">
                <text:p>28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1">
                <text:p>25.51</text:p>
              </table:table-cell>
              <table:table-cell office:value-type="float" office:value="26.01">
                <text:p>26.01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78">
                <text:p>25.78</text:p>
              </table:table-cell>
              <table:table-cell office:value-type="float" office:value="25.74">
                <text:p>25.74</text:p>
              </table:table-cell>
              <table:table-cell office:value-type="float" office:value="29.01">
                <text:p>29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73">
                <text:p>24.73</text:p>
              </table:table-cell>
              <table:table-cell office:value-type="float" office:value="24.96">
                <text:p>24.96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01">
                <text:p>24.01</text:p>
              </table:table-cell>
              <table:table-cell office:value-type="float" office:value="24.48">
                <text:p>24.48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71">
                <text:p>23.71</text:p>
              </table:table-cell>
              <table:table-cell office:value-type="float" office:value="24.14">
                <text:p>24.14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01">
                <text:p>23.01</text:p>
              </table:table-cell>
              <table:table-cell office:value-type="float" office:value="23.94">
                <text:p>23.94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12">
                <text:p>22.12</text:p>
              </table:table-cell>
              <table:table-cell office:value-type="float" office:value="23.29">
                <text:p>23.29</text:p>
              </table:table-cell>
              <table:table-cell office:value-type="float" office:value="27.31">
                <text:p>27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9cm" svg:height="9.009cm" xlink:href=".." xlink:type="simple" chart:class="chart:bar" chart:style-name="ch1">
        <chart:legend chart:legend-position="end" svg:x="12.516cm" svg:y="2.972cm" style:legend-expansion="high" chart:style-name="ch2"/>
        <chart:plot-area chart:style-name="ch3" table:cell-range-address="Sheet1.A7:Sheet1.G9" chart:data-source-has-labels="both" svg:x="0.32cm" svg:y="0.18cm" svg:width="11.876cm" svg:height="8.6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67cm" svg:y="0.18cm" svg:width="11.201cm" svg:height="8.0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8:Sheet1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8:Sheet1.B9" chart:label-cell-address="Sheet1.B7:Sheet1.B7" chart:class="chart:bar">
            <chart:data-point chart:repeated="2"/>
          </chart:series>
          <chart:series chart:style-name="ch8" chart:values-cell-range-address="Sheet1.C8:Sheet1.C9" chart:label-cell-address="Sheet1.C7:Sheet1.C7" chart:class="chart:bar">
            <chart:data-point chart:repeated="2"/>
          </chart:series>
          <chart:series chart:style-name="ch9" chart:values-cell-range-address="Sheet1.D8:Sheet1.D9" chart:label-cell-address="Sheet1.D7:Sheet1.D7" chart:class="chart:bar">
            <chart:data-point chart:repeated="2"/>
          </chart:series>
          <chart:series chart:style-name="ch10" chart:values-cell-range-address="Sheet1.E8:Sheet1.E9" chart:label-cell-address="Sheet1.E7:Sheet1.E7" chart:class="chart:bar">
            <chart:data-point chart:repeated="2"/>
          </chart:series>
          <chart:series chart:style-name="ch11" chart:values-cell-range-address="Sheet1.F8:Sheet1.F9" chart:label-cell-address="Sheet1.F7:Sheet1.F7" chart:class="chart:bar">
            <chart:data-point chart:repeated="2"/>
          </chart:series>
          <chart:series chart:style-name="ch12" chart:values-cell-range-address="Sheet1.G8:Sheet1.G9" chart:label-cell-address="Sheet1.G7:Sheet1.G7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Sheet1.B7:Sheet1.B7</svg:desc>
                </draw:g>
              </table:table-cell>
              <table:table-cell office:value-type="string">
                <text:p>SGD WITH META</text:p>
                <draw:g>
                  <svg:desc>Sheet1.C7:Sheet1.C7</svg:desc>
                </draw:g>
              </table:table-cell>
              <table:table-cell office:value-type="string">
                <text:p>ADAM</text:p>
                <draw:g>
                  <svg:desc>Sheet1.D7:Sheet1.D7</svg:desc>
                </draw:g>
              </table:table-cell>
              <table:table-cell office:value-type="string">
                <text:p>ADAM WM</text:p>
                <draw:g>
                  <svg:desc>Sheet1.E7:Sheet1.E7</svg:desc>
                </draw:g>
              </table:table-cell>
              <table:table-cell office:value-type="string">
                <text:p>ADAGRAD</text:p>
                <draw:g>
                  <svg:desc>Sheet1.F7:Sheet1.F7</svg:desc>
                </draw:g>
              </table:table-cell>
              <table:table-cell office:value-type="string">
                <text:p>ADAGRAD WM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X30X3</text:p>
                <draw:g>
                  <svg:desc>Sheet1.A8:Sheet1.A9</svg:desc>
                </draw:g>
              </table:table-cell>
              <table:table-cell office:value-type="float" office:value="44.52455902">
                <text:p>44.52455902</text:p>
                <draw:g>
                  <svg:desc>Sheet1.B8:Sheet1.B9</svg:desc>
                </draw:g>
              </table:table-cell>
              <table:table-cell office:value-type="float" office:value="21.3892834268">
                <text:p>21.3892834268</text:p>
                <draw:g>
                  <svg:desc>Sheet1.C8:Sheet1.C9</svg:desc>
                </draw:g>
              </table:table-cell>
              <table:table-cell office:value-type="float" office:value="27.3830471">
                <text:p>27.3830471</text:p>
                <draw:g>
                  <svg:desc>Sheet1.D8:Sheet1.D9</svg:desc>
                </draw:g>
              </table:table-cell>
              <table:table-cell office:value-type="float" office:value="22.231706446">
                <text:p>22.231706446</text:p>
                <draw:g>
                  <svg:desc>Sheet1.E8:Sheet1.E9</svg:desc>
                </draw:g>
              </table:table-cell>
              <table:table-cell office:value-type="float" office:value="27.62938499">
                <text:p>27.62938499</text:p>
                <draw:g>
                  <svg:desc>Sheet1.F8:Sheet1.F9</svg:desc>
                </draw:g>
              </table:table-cell>
              <table:table-cell office:value-type="float" office:value="22.795022077">
                <text:p>22.795022077</text:p>
                <draw:g>
                  <svg:desc>Sheet1.G8:Sheet1.G9</svg:desc>
                </draw:g>
              </table:table-cell>
            </table:table-row>
            <table:table-row>
              <table:table-cell office:value-type="string">
                <text:p>50X50X3</text:p>
              </table:table-cell>
              <table:table-cell office:value-type="float" office:value="29.02624512">
                <text:p>29.02624512</text:p>
              </table:table-cell>
              <table:table-cell office:value-type="float" office:value="20.3617983832">
                <text:p>20.3617983832</text:p>
              </table:table-cell>
              <table:table-cell office:value-type="float" office:value="25.535357666">
                <text:p>25.535357666</text:p>
              </table:table-cell>
              <table:table-cell office:value-type="float" office:value="21.2553631551">
                <text:p>21.2553631551</text:p>
              </table:table-cell>
              <table:table-cell office:value-type="float" office:value="30.57538986">
                <text:p>30.57538986</text:p>
              </table:table-cell>
              <table:table-cell office:value-type="float" office:value="17.8285496217">
                <text:p>17.82854962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28cm" svg:y="3.956cm" style:legend-expansion="high" chart:style-name="ch2"/>
        <chart:plot-area chart:style-name="ch3" table:cell-range-address="Sheet1.A79:Sheet1.B529" chart:data-source-has-labels="row" svg:x="0.32cm" svg:y="0.18cm" svg:width="11.788cm" svg:height="8.64cm">
          <chartooo:coordinate-region svg:x="1.125cm" svg:y="0.297cm" svg:width="10.983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80:Sheet1.A529" chart:label-cell-address="Sheet1.A79:Sheet1.A79" chart:class="chart:bar">
            <chart:data-point chart:repeated="450"/>
          </chart:series>
          <chart:series chart:style-name="ch8" chart:values-cell-range-address="Sheet1.B80:Sheet1.B529" chart:label-cell-address="Sheet1.B79:Sheet1.B79" chart:class="chart:bar">
            <chart:data-point chart:repeated="4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 Error </text:p>
                <draw:g>
                  <svg:desc>Sheet1.A79:Sheet1.A79</svg:desc>
                </draw:g>
              </table:table-cell>
              <table:table-cell office:value-type="string">
                <text:p>Number of Images</text:p>
                <draw:g>
                  <svg:desc>Sheet1.B79:Sheet1.B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80:Sheet1.A529</svg:desc>
                </draw:g>
              </table:table-cell>
              <table:table-cell office:value-type="float" office:value="67">
                <text:p>67</text:p>
                <draw:g>
                  <svg:desc>Sheet1.B80:Sheet1.B5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">
                <text:p>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">
                <text:p>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">
                <text:p>9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">
                <text:p>1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">
                <text:p>1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">
                <text:p>1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">
                <text:p>1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">
                <text:p>1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">
                <text:p>1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">
                <text:p>1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">
                <text:p>1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">
                <text:p>1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">
                <text:p>1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3">
                <text:p>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4">
                <text:p>1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">
                <text:p>1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">
                <text:p>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7">
                <text:p>1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">
                <text:p>1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">
                <text:p>1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4">
                <text:p>1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6">
                <text:p>1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">
                <text:p>1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">
                <text:p>1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9">
                <text:p>1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1">
                <text:p>1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2">
                <text:p>1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">
                <text:p>1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4">
                <text:p>1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">
                <text:p>1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6">
                <text:p>1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7">
                <text:p>1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8">
                <text:p>1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">
                <text:p>1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">
                <text:p>1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">
                <text:p>1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2">
                <text:p>1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3">
                <text:p>1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">
                <text:p>1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">
                <text:p>1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">
                <text:p>1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">
                <text:p>1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">
                <text:p>1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3">
                <text:p>1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">
                <text:p>1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">
                <text:p>1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6">
                <text:p>1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">
                <text:p>1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">
                <text:p>1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9">
                <text:p>1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2">
                <text:p>1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">
                <text:p>1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">
                <text:p>1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5">
                <text:p>1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">
                <text:p>1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8">
                <text:p>1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">
                <text:p>1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">
                <text:p>1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">
                <text:p>1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2">
                <text:p>1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3">
                <text:p>1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4">
                <text:p>1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5">
                <text:p>1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6">
                <text:p>1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7">
                <text:p>1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8">
                <text:p>1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9">
                <text:p>1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0">
                <text:p>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1">
                <text:p>1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2">
                <text:p>1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3">
                <text:p>1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5">
                <text:p>1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6">
                <text:p>1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7">
                <text:p>1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8">
                <text:p>1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9">
                <text:p>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">
                <text:p>1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1">
                <text:p>1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2">
                <text:p>1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3">
                <text:p>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4">
                <text:p>1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5">
                <text:p>1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6">
                <text:p>1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7">
                <text:p>1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">
                <text:p>1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">
                <text:p>1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">
                <text:p>2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2">
                <text:p>2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3">
                <text:p>2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4">
                <text:p>2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5">
                <text:p>2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7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8">
                <text:p>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0">
                <text:p>2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1">
                <text:p>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2">
                <text:p>2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3">
                <text:p>2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4">
                <text:p>2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5">
                <text:p>2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6">
                <text:p>2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7">
                <text:p>2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8">
                <text:p>2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9">
                <text:p>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0">
                <text:p>2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">
                <text:p>2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2">
                <text:p>2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3">
                <text:p>2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4">
                <text:p>2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">
                <text:p>2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6">
                <text:p>2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7">
                <text:p>2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8">
                <text:p>2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0">
                <text:p>2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1">
                <text:p>2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2">
                <text:p>2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3">
                <text:p>2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5">
                <text:p>2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6">
                <text:p>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7">
                <text:p>2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8">
                <text:p>2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9">
                <text:p>2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0">
                <text:p>2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1">
                <text:p>2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2">
                <text:p>2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3">
                <text:p>2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4">
                <text:p>2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5">
                <text:p>2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6">
                <text:p>2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7">
                <text:p>2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8">
                <text:p>2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9">
                <text:p>2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0">
                <text:p>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1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2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3">
                <text:p>2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4">
                <text:p>2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5">
                <text:p>2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6">
                <text:p>2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7">
                <text:p>2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8">
                <text:p>2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9">
                <text:p>2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0">
                <text:p>2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1">
                <text:p>2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2">
                <text:p>2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3">
                <text:p>2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4">
                <text:p>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5">
                <text:p>2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6">
                <text:p>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7">
                <text:p>2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8">
                <text:p>2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9">
                <text:p>2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0">
                <text:p>2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1">
                <text:p>2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2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3">
                <text:p>2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4">
                <text:p>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5">
                <text:p>2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6">
                <text:p>2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7">
                <text:p>2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8">
                <text:p>2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9">
                <text:p>2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0">
                <text:p>2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1">
                <text:p>2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2">
                <text:p>2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3">
                <text:p>2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4">
                <text:p>2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5">
                <text:p>2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6">
                <text:p>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7">
                <text:p>2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8">
                <text:p>2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9">
                <text:p>2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0">
                <text:p>2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1">
                <text:p>2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2">
                <text:p>29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3">
                <text:p>2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4">
                <text:p>29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5">
                <text:p>2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6">
                <text:p>2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7">
                <text:p>2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8">
                <text:p>2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9">
                <text:p>2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0">
                <text:p>3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1">
                <text:p>3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2">
                <text:p>3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3">
                <text:p>3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4">
                <text:p>3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5">
                <text:p>3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6">
                <text:p>3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7">
                <text:p>3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8">
                <text:p>3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9">
                <text:p>3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0">
                <text:p>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1">
                <text:p>3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2">
                <text:p>3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3">
                <text:p>3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4">
                <text:p>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5">
                <text:p>3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6">
                <text:p>3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7">
                <text:p>3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8">
                <text:p>3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9">
                <text:p>3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0">
                <text:p>3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1">
                <text:p>3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2">
                <text:p>3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3">
                <text:p>3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4">
                <text:p>3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5">
                <text:p>3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6">
                <text:p>3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7">
                <text:p>3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28">
                <text:p>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9">
                <text:p>3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0">
                <text:p>3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1">
                <text:p>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2">
                <text:p>3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3">
                <text:p>3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4">
                <text:p>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5">
                <text:p>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6">
                <text:p>3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7">
                <text:p>3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8">
                <text:p>3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9">
                <text:p>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0">
                <text:p>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1">
                <text:p>3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2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3">
                <text:p>3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4">
                <text:p>3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5">
                <text:p>3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6">
                <text:p>3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7">
                <text:p>3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8">
                <text:p>3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9">
                <text:p>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0">
                <text:p>3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1">
                <text:p>3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2">
                <text:p>3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3">
                <text:p>3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4">
                <text:p>3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5">
                <text:p>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6">
                <text:p>3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7">
                <text:p>3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8">
                <text:p>3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9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0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1">
                <text:p>3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2">
                <text:p>3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3">
                <text:p>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4">
                <text:p>3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5">
                <text:p>3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6">
                <text:p>3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7">
                <text:p>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8">
                <text:p>3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9">
                <text:p>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0">
                <text:p>3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1">
                <text:p>3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2">
                <text:p>3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3">
                <text:p>3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4">
                <text:p>3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5">
                <text:p>3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6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7">
                <text:p>3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8">
                <text:p>3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9">
                <text:p>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0">
                <text:p>3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1">
                <text:p>3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2">
                <text:p>3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3">
                <text:p>3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4">
                <text:p>3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5">
                <text:p>3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6">
                <text:p>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7">
                <text:p>3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8">
                <text:p>3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9">
                <text:p>3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0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1">
                <text:p>3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2">
                <text:p>3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3">
                <text:p>3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4">
                <text:p>3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5">
                <text:p>3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6">
                <text:p>3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7">
                <text:p>3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8">
                <text:p>3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9">
                <text:p>3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0">
                <text:p>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1">
                <text:p>4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2">
                <text:p>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3">
                <text:p>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4">
                <text:p>4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5">
                <text:p>4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6">
                <text:p>4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7">
                <text:p>4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8">
                <text:p>4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9">
                <text:p>4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0">
                <text:p>4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1">
                <text:p>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2">
                <text:p>4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3">
                <text:p>4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4">
                <text:p>4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5">
                <text:p>4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6">
                <text:p>4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7">
                <text:p>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8">
                <text:p>4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9">
                <text:p>4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0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1">
                <text:p>4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2">
                <text:p>4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3">
                <text:p>4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4">
                <text:p>4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5">
                <text:p>4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6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7">
                <text:p>4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8">
                <text:p>4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9">
                <text:p>4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0">
                <text:p>4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1">
                <text:p>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2">
                <text:p>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3">
                <text:p>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4">
                <text:p>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5">
                <text:p>4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6">
                <text:p>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7">
                <text:p>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8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9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1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2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3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97cm" svg:y="2.968cm" style:legend-expansion="high" chart:style-name="ch2"/>
        <chart:plot-area chart:style-name="ch3" table:cell-range-address="Sheet1.A18:Sheet1.G20" chart:data-source-has-labels="both" svg:x="0.32cm" svg:y="0.18cm" svg:width="11.85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cm" svg:y="0.2cm" svg:width="11.237cm" svg:height="7.95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9:Sheet1.A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9:Sheet1.B20" chart:label-cell-address="Sheet1.B18:Sheet1.B18" chart:class="chart:bar">
            <chart:data-point chart:repeated="2"/>
          </chart:series>
          <chart:series chart:style-name="ch8" chart:values-cell-range-address="Sheet1.C19:Sheet1.C20" chart:label-cell-address="Sheet1.C18:Sheet1.C18" chart:class="chart:bar">
            <chart:data-point chart:repeated="2"/>
          </chart:series>
          <chart:series chart:style-name="ch9" chart:values-cell-range-address="Sheet1.D19:Sheet1.D20" chart:label-cell-address="Sheet1.D18:Sheet1.D18" chart:class="chart:bar">
            <chart:data-point chart:repeated="2"/>
          </chart:series>
          <chart:series chart:style-name="ch10" chart:values-cell-range-address="Sheet1.E19:Sheet1.E20" chart:label-cell-address="Sheet1.E18:Sheet1.E18" chart:class="chart:bar">
            <chart:data-point chart:repeated="2"/>
          </chart:series>
          <chart:series chart:style-name="ch11" chart:values-cell-range-address="Sheet1.F19:Sheet1.F20" chart:label-cell-address="Sheet1.F18:Sheet1.F18" chart:class="chart:bar">
            <chart:data-point chart:repeated="2"/>
          </chart:series>
          <chart:series chart:style-name="ch12" chart:values-cell-range-address="Sheet1.G19:Sheet1.G20" chart:label-cell-address="Sheet1.G18:Sheet1.G1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Sheet1.B18:Sheet1.B18</svg:desc>
                </draw:g>
              </table:table-cell>
              <table:table-cell office:value-type="string">
                <text:p>SGD WITH META</text:p>
                <draw:g>
                  <svg:desc>Sheet1.C18:Sheet1.C18</svg:desc>
                </draw:g>
              </table:table-cell>
              <table:table-cell office:value-type="string">
                <text:p>ADAM</text:p>
                <draw:g>
                  <svg:desc>Sheet1.D18:Sheet1.D18</svg:desc>
                </draw:g>
              </table:table-cell>
              <table:table-cell office:value-type="string">
                <text:p>ADAM WM</text:p>
                <draw:g>
                  <svg:desc>Sheet1.E18:Sheet1.E18</svg:desc>
                </draw:g>
              </table:table-cell>
              <table:table-cell office:value-type="string">
                <text:p>ADAGRAD</text:p>
                <draw:g>
                  <svg:desc>Sheet1.F18:Sheet1.F18</svg:desc>
                </draw:g>
              </table:table-cell>
              <table:table-cell office:value-type="string">
                <text:p>ADAGRAD WM</text:p>
                <draw:g>
                  <svg:desc>Sheet1.G18:Sheet1.G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X30X3</text:p>
                <draw:g>
                  <svg:desc>Sheet1.A19:Sheet1.A20</svg:desc>
                </draw:g>
              </table:table-cell>
              <table:table-cell office:value-type="float" office:value="28.4461097717">
                <text:p>28.4461097717</text:p>
                <draw:g>
                  <svg:desc>Sheet1.B19:Sheet1.B20</svg:desc>
                </draw:g>
              </table:table-cell>
              <table:table-cell office:value-type="float" office:value="34.7469378827">
                <text:p>34.7469378827</text:p>
                <draw:g>
                  <svg:desc>Sheet1.C19:Sheet1.C20</svg:desc>
                </draw:g>
              </table:table-cell>
              <table:table-cell office:value-type="float" office:value="29.0755958557">
                <text:p>29.0755958557</text:p>
                <draw:g>
                  <svg:desc>Sheet1.D19:Sheet1.D20</svg:desc>
                </draw:g>
              </table:table-cell>
              <table:table-cell office:value-type="float" office:value="33.1880544826">
                <text:p>33.1880544826</text:p>
                <draw:g>
                  <svg:desc>Sheet1.E19:Sheet1.E20</svg:desc>
                </draw:g>
              </table:table-cell>
              <table:table-cell office:value-type="float" office:value="42.4776153564">
                <text:p>42.4776153564</text:p>
                <draw:g>
                  <svg:desc>Sheet1.F19:Sheet1.F20</svg:desc>
                </draw:g>
              </table:table-cell>
              <table:table-cell office:value-type="float" office:value="30.7286121772">
                <text:p>30.7286121772</text:p>
                <draw:g>
                  <svg:desc>Sheet1.G19:Sheet1.G20</svg:desc>
                </draw:g>
              </table:table-cell>
            </table:table-row>
            <table:table-row>
              <table:table-cell office:value-type="string">
                <text:p>50X50X3</text:p>
              </table:table-cell>
              <table:table-cell office:value-type="float" office:value="28.6216468811">
                <text:p>28.6216468811</text:p>
              </table:table-cell>
              <table:table-cell office:value-type="float" office:value="31.0785631185">
                <text:p>31.0785631185</text:p>
              </table:table-cell>
              <table:table-cell office:value-type="float" office:value="23.4728050232">
                <text:p>23.4728050232</text:p>
              </table:table-cell>
              <table:table-cell office:value-type="float" office:value="31.4491645154">
                <text:p>31.4491645154</text:p>
              </table:table-cell>
              <table:table-cell office:value-type="float" office:value="39.6830368042">
                <text:p>39.6830368042</text:p>
              </table:table-cell>
              <table:table-cell office:value-type="float" office:value="30.2682701734">
                <text:p>30.26827017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